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52cm"/>
    </style:style>
    <style:style style:name="ro1" style:family="table-row">
      <style:table-row-properties style:row-height="3.25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483cm" fo:break-before="auto" style:use-optimal-row-height="false"/>
    </style:style>
    <style:style style:name="ta1" style:family="table" style:master-page-name="PageStyle_5f_5.10">
      <style:table-properties table:display="true" style:writing-mode="lr-tb"/>
    </style:style>
    <style:style style:name="ta2" style:family="table" style:master-page-name="PageStyle_5f_5.1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 style:data-style-name="N11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5.10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2" table:default-cell-style-name="ce15"/>
        <table:table-column table:style-name="co3" table:number-columns-repeated="196" table:default-cell-style-name="ce20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abela 5.10 - Percentual de escolares do 9º ano do Ensino Fundamental com consumo de alimento marcador de alimentação não saudável (guloseimas) igual ou superior a cinco dias nos sete dias anteriores à pesquisa, segundo os Municípios das Capitais - 2009/2019</text:p>
          </table:table-cell>
          <table:covered-table-cell table:number-columns-repeated="2" table:style-name="ce1"/>
          <table:table-cell table:number-columns-repeated="963"/>
        </table:table-row>
        <table:table-row table:style-name="ro2">
          <table:table-cell table:style-name="ce2" office:value-type="string" calcext:value-type="string" table:number-columns-spanned="1" table:number-rows-spanned="3">
            <text:p>Município das Capitais</text:p>
          </table:table-cell>
          <table:table-cell table:style-name="ce18" office:value-type="string" calcext:value-type="string" table:number-columns-spanned="2" table:number-rows-spanned="2">
            <text:p>Total</text:p>
          </table:table-cell>
          <table:covered-table-cell table:style-name="ce18"/>
          <table:table-cell table:number-columns-repeated="963"/>
        </table:table-row>
        <table:table-row table:style-name="ro2">
          <table:covered-table-cell table:style-name="ce14"/>
          <table:covered-table-cell table:number-columns-repeated="2" table:style-name="ce18"/>
          <table:table-cell table:number-columns-repeated="963"/>
        </table:table-row>
        <table:table-row table:style-name="ro2">
          <table:covered-table-cell table:style-name="ce14"/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2019" calcext:value-type="float">
            <text:p>20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orto Velho</text:p>
          </table:table-cell>
          <table:table-cell table:style-name="ce19" office:value-type="float" office:value="45.8445020310281" calcext:value-type="float">
            <text:p><text:s text:c="3"/>45,8 </text:p>
          </table:table-cell>
          <table:table-cell table:style-name="ce19" office:value-type="float" office:value="31.9854078855567" calcext:value-type="float">
            <text:p><text:s text:c="3"/>32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io Branco</text:p>
          </table:table-cell>
          <table:table-cell table:style-name="ce19" office:value-type="float" office:value="49.7160791486947" calcext:value-type="float">
            <text:p><text:s text:c="3"/>49,7 </text:p>
          </table:table-cell>
          <table:table-cell table:style-name="ce19" office:value-type="float" office:value="42.9400058766549" calcext:value-type="float">
            <text:p><text:s text:c="3"/>42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naus</text:p>
          </table:table-cell>
          <table:table-cell table:style-name="ce19" office:value-type="float" office:value="42.373306037538" calcext:value-type="float">
            <text:p><text:s text:c="3"/>42,4 </text:p>
          </table:table-cell>
          <table:table-cell table:style-name="ce19" office:value-type="float" office:value="35.3902161031927" calcext:value-type="float">
            <text:p><text:s text:c="3"/>35,4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oa Vista</text:p>
          </table:table-cell>
          <table:table-cell table:style-name="ce19" office:value-type="float" office:value="43.2922657917683" calcext:value-type="float">
            <text:p><text:s text:c="3"/>43,3 </text:p>
          </table:table-cell>
          <table:table-cell table:style-name="ce19" office:value-type="float" office:value="32.0864740550787" calcext:value-type="float">
            <text:p><text:s text:c="3"/>32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elém</text:p>
          </table:table-cell>
          <table:table-cell table:style-name="ce19" office:value-type="float" office:value="43.5722900132952" calcext:value-type="float">
            <text:p><text:s text:c="3"/>43,6 </text:p>
          </table:table-cell>
          <table:table-cell table:style-name="ce19" office:value-type="float" office:value="29.4816900306819" calcext:value-type="float">
            <text:p><text:s text:c="3"/>29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capá</text:p>
          </table:table-cell>
          <table:table-cell table:style-name="ce19" office:value-type="float" office:value="43.9495995709869" calcext:value-type="float">
            <text:p><text:s text:c="3"/>43,9 </text:p>
          </table:table-cell>
          <table:table-cell table:style-name="ce19" office:value-type="float" office:value="29.5575165023494" calcext:value-type="float">
            <text:p><text:s text:c="3"/>29,6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almas</text:p>
          </table:table-cell>
          <table:table-cell table:style-name="ce19" office:value-type="float" office:value="46.1662708544922" calcext:value-type="float">
            <text:p><text:s text:c="3"/>46,2 </text:p>
          </table:table-cell>
          <table:table-cell table:style-name="ce19" office:value-type="float" office:value="32.5681793013733" calcext:value-type="float">
            <text:p><text:s text:c="3"/>32,6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ão Luís</text:p>
          </table:table-cell>
          <table:table-cell table:style-name="ce19" office:value-type="float" office:value="41.2920211990164" calcext:value-type="float">
            <text:p><text:s text:c="3"/>41,3 </text:p>
          </table:table-cell>
          <table:table-cell table:style-name="ce19" office:value-type="float" office:value="27.6057914878872" calcext:value-type="float">
            <text:p><text:s text:c="3"/>27,6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Teresina</text:p>
          </table:table-cell>
          <table:table-cell table:style-name="ce19" office:value-type="float" office:value="42.0738718039945" calcext:value-type="float">
            <text:p><text:s text:c="3"/>42,1 </text:p>
          </table:table-cell>
          <table:table-cell table:style-name="ce19" office:value-type="float" office:value="29.8418336021827" calcext:value-type="float">
            <text:p><text:s text:c="3"/>29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ortaleza</text:p>
          </table:table-cell>
          <table:table-cell table:style-name="ce19" office:value-type="float" office:value="48.6938415692587" calcext:value-type="float">
            <text:p><text:s text:c="3"/>48,7 </text:p>
          </table:table-cell>
          <table:table-cell table:style-name="ce19" office:value-type="float" office:value="36.0213918071175" calcext:value-type="float">
            <text:p><text:s text:c="3"/>36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Natal</text:p>
          </table:table-cell>
          <table:table-cell table:style-name="ce19" office:value-type="float" office:value="47.3695863116635" calcext:value-type="float">
            <text:p><text:s text:c="3"/>47,4 </text:p>
          </table:table-cell>
          <table:table-cell table:style-name="ce19" office:value-type="float" office:value="35.8257968268802" calcext:value-type="float">
            <text:p><text:s text:c="3"/>35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João Pessoa</text:p>
          </table:table-cell>
          <table:table-cell table:style-name="ce19" office:value-type="float" office:value="47.5277583720348" calcext:value-type="float">
            <text:p><text:s text:c="3"/>47,5 </text:p>
          </table:table-cell>
          <table:table-cell table:style-name="ce19" office:value-type="float" office:value="31.1613398455614" calcext:value-type="float">
            <text:p><text:s text:c="3"/>31,2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ecife</text:p>
          </table:table-cell>
          <table:table-cell table:style-name="ce19" office:value-type="float" office:value="50.3419138954375" calcext:value-type="float">
            <text:p><text:s text:c="3"/>50,3 </text:p>
          </table:table-cell>
          <table:table-cell table:style-name="ce19" office:value-type="float" office:value="37.0591330766296" calcext:value-type="float">
            <text:p><text:s text:c="3"/>37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ceió</text:p>
          </table:table-cell>
          <table:table-cell table:style-name="ce19" office:value-type="float" office:value="48.0451317732794" calcext:value-type="float">
            <text:p><text:s text:c="3"/>48,0 </text:p>
          </table:table-cell>
          <table:table-cell table:style-name="ce19" office:value-type="float" office:value="38.7614390284701" calcext:value-type="float">
            <text:p><text:s text:c="3"/>38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racaju</text:p>
          </table:table-cell>
          <table:table-cell table:style-name="ce19" office:value-type="float" office:value="46.5315246454424" calcext:value-type="float">
            <text:p><text:s text:c="3"/>46,5 </text:p>
          </table:table-cell>
          <table:table-cell table:style-name="ce19" office:value-type="float" office:value="33.8381855710683" calcext:value-type="float">
            <text:p><text:s text:c="3"/>33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alvador</text:p>
          </table:table-cell>
          <table:table-cell table:style-name="ce19" office:value-type="float" office:value="46.1418437877257" calcext:value-type="float">
            <text:p><text:s text:c="3"/>46,1 </text:p>
          </table:table-cell>
          <table:table-cell table:style-name="ce19" office:value-type="float" office:value="31.3087443407046" calcext:value-type="float">
            <text:p><text:s text:c="3"/>31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elo Horizonte</text:p>
          </table:table-cell>
          <table:table-cell table:style-name="ce19" office:value-type="float" office:value="55.1711732408907" calcext:value-type="float">
            <text:p><text:s text:c="3"/>55,2 </text:p>
          </table:table-cell>
          <table:table-cell table:style-name="ce19" office:value-type="float" office:value="34.2596666243531" calcext:value-type="float">
            <text:p><text:s text:c="3"/>34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Vitória</text:p>
          </table:table-cell>
          <table:table-cell table:style-name="ce19" office:value-type="float" office:value="50.6239839668268" calcext:value-type="float">
            <text:p><text:s text:c="3"/>50,6 </text:p>
          </table:table-cell>
          <table:table-cell table:style-name="ce19" office:value-type="float" office:value="28.7368999641006" calcext:value-type="float">
            <text:p><text:s text:c="3"/>28,7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io de Janeiro</text:p>
          </table:table-cell>
          <table:table-cell table:style-name="ce19" office:value-type="float" office:value="47.4539178274454" calcext:value-type="float">
            <text:p><text:s text:c="3"/>47,5 </text:p>
          </table:table-cell>
          <table:table-cell table:style-name="ce19" office:value-type="float" office:value="30.0030725564579" calcext:value-type="float">
            <text:p><text:s text:c="3"/>30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ão Paulo</text:p>
          </table:table-cell>
          <table:table-cell table:style-name="ce19" office:value-type="float" office:value="54.8863547465392" calcext:value-type="float">
            <text:p><text:s text:c="3"/>54,9 </text:p>
          </table:table-cell>
          <table:table-cell table:style-name="ce19" office:value-type="float" office:value="43.0126908952489" calcext:value-type="float">
            <text:p><text:s text:c="3"/>43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uritiba</text:p>
          </table:table-cell>
          <table:table-cell table:style-name="ce19" office:value-type="float" office:value="53.5071949408831" calcext:value-type="float">
            <text:p><text:s text:c="3"/>53,5 </text:p>
          </table:table-cell>
          <table:table-cell table:style-name="ce19" office:value-type="float" office:value="34.5295075598554" calcext:value-type="float">
            <text:p><text:s text:c="3"/>34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lorianópolis</text:p>
          </table:table-cell>
          <table:table-cell table:style-name="ce19" office:value-type="float" office:value="43.0940967240656" calcext:value-type="float">
            <text:p><text:s text:c="3"/>43,1 </text:p>
          </table:table-cell>
          <table:table-cell table:style-name="ce19" office:value-type="float" office:value="33.2925467728243" calcext:value-type="float">
            <text:p><text:s text:c="3"/>33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orto Alegre</text:p>
          </table:table-cell>
          <table:table-cell table:style-name="ce19" office:value-type="float" office:value="43.910915654833" calcext:value-type="float">
            <text:p><text:s text:c="3"/>43,9 </text:p>
          </table:table-cell>
          <table:table-cell table:style-name="ce19" office:value-type="float" office:value="27.2561694498207" calcext:value-type="float">
            <text:p><text:s text:c="3"/>27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ampo Grande</text:p>
          </table:table-cell>
          <table:table-cell table:style-name="ce19" office:value-type="float" office:value="52.3024683570404" calcext:value-type="float">
            <text:p><text:s text:c="3"/>52,3 </text:p>
          </table:table-cell>
          <table:table-cell table:style-name="ce19" office:value-type="float" office:value="42.4474960249496" calcext:value-type="float">
            <text:p><text:s text:c="3"/>42,4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uiabá</text:p>
          </table:table-cell>
          <table:table-cell table:style-name="ce19" office:value-type="float" office:value="50.0058656576922" calcext:value-type="float">
            <text:p><text:s text:c="3"/>50,0 </text:p>
          </table:table-cell>
          <table:table-cell table:style-name="ce19" office:value-type="float" office:value="35.0816578692295" calcext:value-type="float">
            <text:p><text:s text:c="3"/>35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Goiânia</text:p>
          </table:table-cell>
          <table:table-cell table:style-name="ce19" office:value-type="float" office:value="55.728004136816" calcext:value-type="float">
            <text:p><text:s text:c="3"/>55,7 </text:p>
          </table:table-cell>
          <table:table-cell table:style-name="ce19" office:value-type="float" office:value="39.2985047522164" calcext:value-type="float">
            <text:p><text:s text:c="3"/>39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rasília</text:p>
          </table:table-cell>
          <table:table-cell table:style-name="ce19" office:value-type="float" office:value="53.1788652458731" calcext:value-type="float">
            <text:p><text:s text:c="3"/>53,2 </text:p>
          </table:table-cell>
          <table:table-cell table:style-name="ce19" office:value-type="float" office:value="40.454019104299" calcext:value-type="float">
            <text:p><text:s text:c="3"/>40,5 </text:p>
          </table:table-cell>
          <table:table-cell table:number-columns-repeated="963"/>
        </table:table-row>
        <table:table-row table:style-name="ro2">
          <table:table-cell table:number-columns-repeated="966"/>
        </table:table-row>
        <table:table-row table:style-name="ro2">
          <table:table-cell table:style-name="ce16" office:value-type="string" calcext:value-type="string">
            <text:p>Fonte: IBGE, Diretoria de Pesquisas, Coordenação de População e Indicadores Sociais, Pesquisa Nacional de Saúde do Escolar 2009 e 2019.</text:p>
          </table:table-cell>
          <table:table-cell table:style-name="ce16" table:number-columns-repeated="2"/>
          <table:table-cell table:number-columns-repeated="963"/>
        </table:table-row>
        <table:table-row table:style-name="ro2">
          <table:table-cell office:value-type="string" calcext:value-type="string">
            <text:p>Notas </text:p>
          </table:table-cell>
          <table:table-cell table:number-columns-repeated="965"/>
        </table:table-row>
        <table:table-row table:style-name="ro2">
          <table:table-cell table:style-name="ce17" office:value-type="string" calcext:value-type="string">
            <text:p>Em 2009, constam entre os exemplos de ‘guloseimas’, doces, balas, confeitos, chocolates, chicletes, bombons, pirulitos e outros.</text:p>
          </table:table-cell>
          <table:table-cell table:number-columns-repeated="965"/>
        </table:table-row>
        <table:table-row table:style-name="ro2">
          <table:table-cell table:style-name="ce17" office:value-type="string" calcext:value-type="string">
            <text:p>Em 2012 e 2015, constam entre os exemplos de ‘guloseimas’, doces, balas, chocolates, chicletes, bombons ou pirulitos.</text:p>
          </table:table-cell>
          <table:table-cell table:number-columns-repeated="965"/>
        </table:table-row>
        <table:table-row table:style-name="ro2">
          <table:table-cell table:style-name="ce17" office:value-type="string" calcext:value-type="string">
            <text:p>Em 2019, a definição de ‘guloseimas doces’ contemplou balas, confeitos, chocolates, chicletes, bombons, pirulitos e outros.</text:p>
          </table:table-cell>
          <table:table-cell table:number-columns-repeated="965"/>
        </table:table-row>
        <table:table-row table:style-name="ro2" table:number-rows-repeated="1048532">
          <table:table-cell table:number-columns-repeated="966"/>
        </table:table-row>
        <table:table-row table:style-name="ro3" table:number-rows-repeated="6">
          <table:table-cell table:number-columns-repeated="966"/>
        </table:table-row>
        <table:table-row table:style-name="ro3">
          <table:table-cell table:number-columns-repeated="966"/>
        </table:table-row>
      </table:table>
      <table:table table:name="5.11" table:style-name="ta2">
        <office:forms form:automatic-focus="false" form:apply-design-mode="false"/>
        <table:table-column table:style-name="co5" table:default-cell-style-name="ce15"/>
        <table:table-column table:style-name="co2" table:number-columns-repeated="10" table:default-cell-style-name="ce15"/>
        <table:table-column table:style-name="co3" table:number-columns-repeated="196" table:default-cell-style-name="ce20"/>
        <table:table-column table:style-name="co3" table:number-columns-repeated="767" table:default-cell-style-name="Default"/>
        <table:table-row table:style-name="ro4">
          <table:table-cell table:style-name="ce1" office:value-type="string" calcext:value-type="string" table:number-columns-spanned="11" table:number-rows-spanned="1">
            <text:p>Tabela 5.11 - Percentual de escolares do 9º ano do Ensino Fundamental com consumo de alimento marcador de alimentação não saudável (refrigerante) igual ou superior a cinco dias nos sete dias anteriores à pesquisa, por sexo e dependência administrativa da escola, segundo os Municípios das Capitais - 2009/2019</text:p>
          </table:table-cell>
          <table:covered-table-cell table:number-columns-repeated="10" table:style-name="ce1"/>
          <table:table-cell table:number-columns-repeated="963"/>
        </table:table-row>
        <table:table-row table:style-name="ro2">
          <table:table-cell table:style-name="ce2" office:value-type="string" calcext:value-type="string" table:number-columns-spanned="1" table:number-rows-spanned="3">
            <text:p>Município das Capitais</text:p>
          </table:table-cell>
          <table:table-cell table:style-name="ce18" office:value-type="string" calcext:value-type="string" table:number-columns-spanned="2" table:number-rows-spanned="2">
            <text:p>Total</text:p>
          </table:table-cell>
          <table:covered-table-cell table:style-name="ce18"/>
          <table:table-cell table:style-name="ce21" office:value-type="string" calcext:value-type="string" table:number-columns-spanned="4" table:number-rows-spanned="1">
            <text:p>Sexo</text:p>
          </table:table-cell>
          <table:covered-table-cell table:number-columns-repeated="3" table:style-name="ce21"/>
          <table:table-cell table:style-name="ce22" office:value-type="string" calcext:value-type="string" table:number-columns-spanned="4" table:number-rows-spanned="1">
            <text:p>Dependência Administrativa</text:p>
          </table:table-cell>
          <table:covered-table-cell table:number-columns-repeated="3" table:style-name="ce22"/>
          <table:table-cell table:number-columns-repeated="963"/>
        </table:table-row>
        <table:table-row table:style-name="ro2">
          <table:covered-table-cell table:style-name="ce14"/>
          <table:covered-table-cell table:number-columns-repeated="2" table:style-name="ce18"/>
          <table:table-cell table:style-name="ce21" office:value-type="string" calcext:value-type="string" table:number-columns-spanned="2" table:number-rows-spanned="1">
            <text:p>Homem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ulher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ública</text:p>
          </table:table-cell>
          <table:covered-table-cell table:style-name="ce21"/>
          <table:table-cell table:style-name="ce22" office:value-type="string" calcext:value-type="string" table:number-columns-spanned="2" table:number-rows-spanned="1">
            <text:p>Privada</text:p>
          </table:table-cell>
          <table:covered-table-cell table:style-name="ce22"/>
          <table:table-cell table:number-columns-repeated="963"/>
        </table:table-row>
        <table:table-row table:style-name="ro2">
          <table:covered-table-cell table:style-name="ce14"/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2019" calcext:value-type="float">
            <text:p>2019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09" calcext:value-type="float">
            <text:p>2009</text:p>
          </table:table-cell>
          <table:table-cell table:style-name="ce22" office:value-type="float" office:value="2019" calcext:value-type="float">
            <text:p>20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orto Velho</text:p>
          </table:table-cell>
          <table:table-cell table:style-name="ce19" office:value-type="float" office:value="43.5117102807295" calcext:value-type="float">
            <text:p><text:s text:c="3"/>43,5 </text:p>
          </table:table-cell>
          <table:table-cell table:style-name="ce19" office:value-type="float" office:value="19.8375945644766" calcext:value-type="float">
            <text:p><text:s text:c="3"/>19,8 </text:p>
          </table:table-cell>
          <table:table-cell table:style-name="ce19" office:value-type="float" office:value="45.1444907130599" calcext:value-type="float">
            <text:p><text:s text:c="3"/>45,1 </text:p>
          </table:table-cell>
          <table:table-cell table:style-name="ce19" office:value-type="float" office:value="17.9775902139058" calcext:value-type="float">
            <text:p><text:s text:c="3"/>18,0 </text:p>
          </table:table-cell>
          <table:table-cell table:style-name="ce19" office:value-type="float" office:value="42.257544292624" calcext:value-type="float">
            <text:p><text:s text:c="3"/>42,3 </text:p>
          </table:table-cell>
          <table:table-cell table:style-name="ce19" office:value-type="float" office:value="21.4868395326801" calcext:value-type="float">
            <text:p><text:s text:c="3"/>21,5 </text:p>
          </table:table-cell>
          <table:table-cell table:style-name="ce19" office:value-type="float" office:value="44.2077449401543" calcext:value-type="float">
            <text:p><text:s text:c="3"/>44,2 </text:p>
          </table:table-cell>
          <table:table-cell table:style-name="ce19" office:value-type="float" office:value="20.4264048857871" calcext:value-type="float">
            <text:p><text:s text:c="3"/>20,4 </text:p>
          </table:table-cell>
          <table:table-cell table:style-name="ce19" office:value-type="float" office:value="40.3893270438992" calcext:value-type="float">
            <text:p><text:s text:c="3"/>40,4 </text:p>
          </table:table-cell>
          <table:table-cell table:style-name="ce19" office:value-type="float" office:value="16.5235227030495" calcext:value-type="float">
            <text:p><text:s text:c="3"/>16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io Branco</text:p>
          </table:table-cell>
          <table:table-cell table:style-name="ce19" office:value-type="float" office:value="40.8339107249211" calcext:value-type="float">
            <text:p><text:s text:c="3"/>40,8 </text:p>
          </table:table-cell>
          <table:table-cell table:style-name="ce19" office:value-type="float" office:value="17.282897287041" calcext:value-type="float">
            <text:p><text:s text:c="3"/>17,3 </text:p>
          </table:table-cell>
          <table:table-cell table:style-name="ce19" office:value-type="float" office:value="38.8337182131521" calcext:value-type="float">
            <text:p><text:s text:c="3"/>38,8 </text:p>
          </table:table-cell>
          <table:table-cell table:style-name="ce19" office:value-type="float" office:value="25.0857013158409" calcext:value-type="float">
            <text:p><text:s text:c="3"/>25,1 </text:p>
          </table:table-cell>
          <table:table-cell table:style-name="ce19" office:value-type="float" office:value="42.5368701675557" calcext:value-type="float">
            <text:p><text:s text:c="3"/>42,5 </text:p>
          </table:table-cell>
          <table:table-cell table:style-name="ce19" office:value-type="float" office:value="9.65948338424076" calcext:value-type="float">
            <text:p><text:s text:c="3"/>9,7 </text:p>
          </table:table-cell>
          <table:table-cell table:style-name="ce19" office:value-type="float" office:value="39.5432199606351" calcext:value-type="float">
            <text:p><text:s text:c="3"/>39,5 </text:p>
          </table:table-cell>
          <table:table-cell table:style-name="ce19" office:value-type="float" office:value="17.6005774954179" calcext:value-type="float">
            <text:p><text:s text:c="3"/>17,6 </text:p>
          </table:table-cell>
          <table:table-cell table:style-name="ce19" office:value-type="float" office:value="48.3694233362185" calcext:value-type="float">
            <text:p><text:s text:c="3"/>48,4 </text:p>
          </table:table-cell>
          <table:table-cell table:style-name="ce19" office:value-type="float" office:value="14.3035145622463" calcext:value-type="float">
            <text:p><text:s text:c="3"/>14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naus</text:p>
          </table:table-cell>
          <table:table-cell table:style-name="ce19" office:value-type="float" office:value="34.8833414354635" calcext:value-type="float">
            <text:p><text:s text:c="3"/>34,9 </text:p>
          </table:table-cell>
          <table:table-cell table:style-name="ce19" office:value-type="float" office:value="16.5477418646986" calcext:value-type="float">
            <text:p><text:s text:c="3"/>16,5 </text:p>
          </table:table-cell>
          <table:table-cell table:style-name="ce19" office:value-type="float" office:value="34.5967651417393" calcext:value-type="float">
            <text:p><text:s text:c="3"/>34,6 </text:p>
          </table:table-cell>
          <table:table-cell table:style-name="ce19" office:value-type="float" office:value="22.0358141835402" calcext:value-type="float">
            <text:p><text:s text:c="3"/>22,0 </text:p>
          </table:table-cell>
          <table:table-cell table:style-name="ce19" office:value-type="float" office:value="35.1464786255371" calcext:value-type="float">
            <text:p><text:s text:c="3"/>35,1 </text:p>
          </table:table-cell>
          <table:table-cell table:style-name="ce19" office:value-type="float" office:value="10.794760470367" calcext:value-type="float">
            <text:p><text:s text:c="3"/>10,8 </text:p>
          </table:table-cell>
          <table:table-cell table:style-name="ce19" office:value-type="float" office:value="33.0050053762987" calcext:value-type="float">
            <text:p><text:s text:c="3"/>33,0 </text:p>
          </table:table-cell>
          <table:table-cell table:style-name="ce19" office:value-type="float" office:value="16.8811966761739" calcext:value-type="float">
            <text:p><text:s text:c="3"/>16,9 </text:p>
          </table:table-cell>
          <table:table-cell table:style-name="ce19" office:value-type="float" office:value="50.104548756788" calcext:value-type="float">
            <text:p><text:s text:c="3"/>50,1 </text:p>
          </table:table-cell>
          <table:table-cell table:style-name="ce19" office:value-type="float" office:value="13.9311445320505" calcext:value-type="float">
            <text:p><text:s text:c="3"/>13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oa Vista</text:p>
          </table:table-cell>
          <table:table-cell table:style-name="ce19" office:value-type="float" office:value="38.4442231655316" calcext:value-type="float">
            <text:p><text:s text:c="3"/>38,4 </text:p>
          </table:table-cell>
          <table:table-cell table:style-name="ce19" office:value-type="float" office:value="20.6975458310524" calcext:value-type="float">
            <text:p><text:s text:c="3"/>20,7 </text:p>
          </table:table-cell>
          <table:table-cell table:style-name="ce19" office:value-type="float" office:value="38.5236375215124" calcext:value-type="float">
            <text:p><text:s text:c="3"/>38,5 </text:p>
          </table:table-cell>
          <table:table-cell table:style-name="ce19" office:value-type="float" office:value="20.6028251820296" calcext:value-type="float">
            <text:p><text:s text:c="3"/>20,6 </text:p>
          </table:table-cell>
          <table:table-cell table:style-name="ce19" office:value-type="float" office:value="38.371814238533" calcext:value-type="float">
            <text:p><text:s text:c="3"/>38,4 </text:p>
          </table:table-cell>
          <table:table-cell table:style-name="ce19" office:value-type="float" office:value="20.7967263625383" calcext:value-type="float">
            <text:p><text:s text:c="3"/>20,8 </text:p>
          </table:table-cell>
          <table:table-cell table:style-name="ce19" office:value-type="float" office:value="37.9979793047721" calcext:value-type="float">
            <text:p><text:s text:c="3"/>38,0 </text:p>
          </table:table-cell>
          <table:table-cell table:style-name="ce19" office:value-type="float" office:value="21.4801418507398" calcext:value-type="float">
            <text:p><text:s text:c="3"/>21,5 </text:p>
          </table:table-cell>
          <table:table-cell table:style-name="ce19" office:value-type="float" office:value="44.2351070369007" calcext:value-type="float">
            <text:p><text:s text:c="3"/>44,2 </text:p>
          </table:table-cell>
          <table:table-cell table:style-name="ce19" office:value-type="float" office:value="13.4423578053642" calcext:value-type="float">
            <text:p><text:s text:c="3"/>13,4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elém</text:p>
          </table:table-cell>
          <table:table-cell table:style-name="ce19" office:value-type="float" office:value="32.3005588420758" calcext:value-type="float">
            <text:p><text:s text:c="3"/>32,3 </text:p>
          </table:table-cell>
          <table:table-cell table:style-name="ce19" office:value-type="float" office:value="15.9062716555132" calcext:value-type="float">
            <text:p><text:s text:c="3"/>15,9 </text:p>
          </table:table-cell>
          <table:table-cell table:style-name="ce19" office:value-type="float" office:value="31.5215555140988" calcext:value-type="float">
            <text:p><text:s text:c="3"/>31,5 </text:p>
          </table:table-cell>
          <table:table-cell table:style-name="ce19" office:value-type="float" office:value="14.3268726278229" calcext:value-type="float">
            <text:p><text:s text:c="3"/>14,3 </text:p>
          </table:table-cell>
          <table:table-cell table:style-name="ce19" office:value-type="float" office:value="32.9899133255659" calcext:value-type="float">
            <text:p><text:s text:c="3"/>33,0 </text:p>
          </table:table-cell>
          <table:table-cell table:style-name="ce19" office:value-type="float" office:value="17.554317432905" calcext:value-type="float">
            <text:p><text:s text:c="3"/>17,6 </text:p>
          </table:table-cell>
          <table:table-cell table:style-name="ce19" office:value-type="float" office:value="30.225301768382" calcext:value-type="float">
            <text:p><text:s text:c="3"/>30,2 </text:p>
          </table:table-cell>
          <table:table-cell table:style-name="ce19" office:value-type="float" office:value="13.3319598915972" calcext:value-type="float">
            <text:p><text:s text:c="3"/>13,3 </text:p>
          </table:table-cell>
          <table:table-cell table:style-name="ce19" office:value-type="float" office:value="39.3074861125783" calcext:value-type="float">
            <text:p><text:s text:c="3"/>39,3 </text:p>
          </table:table-cell>
          <table:table-cell table:style-name="ce19" office:value-type="float" office:value="22.1019172539921" calcext:value-type="float">
            <text:p><text:s text:c="3"/>22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capá</text:p>
          </table:table-cell>
          <table:table-cell table:style-name="ce19" office:value-type="float" office:value="36.1278385663969" calcext:value-type="float">
            <text:p><text:s text:c="3"/>36,1 </text:p>
          </table:table-cell>
          <table:table-cell table:style-name="ce19" office:value-type="float" office:value="15.4621001985118" calcext:value-type="float">
            <text:p><text:s text:c="3"/>15,5 </text:p>
          </table:table-cell>
          <table:table-cell table:style-name="ce19" office:value-type="float" office:value="37.0743451843798" calcext:value-type="float">
            <text:p><text:s text:c="3"/>37,1 </text:p>
          </table:table-cell>
          <table:table-cell table:style-name="ce19" office:value-type="float" office:value="17.8252133638085" calcext:value-type="float">
            <text:p><text:s text:c="3"/>17,8 </text:p>
          </table:table-cell>
          <table:table-cell table:style-name="ce19" office:value-type="float" office:value="35.3379634113979" calcext:value-type="float">
            <text:p><text:s text:c="3"/>35,3 </text:p>
          </table:table-cell>
          <table:table-cell table:style-name="ce19" office:value-type="float" office:value="13.2724916698016" calcext:value-type="float">
            <text:p><text:s text:c="3"/>13,3 </text:p>
          </table:table-cell>
          <table:table-cell table:style-name="ce19" office:value-type="float" office:value="34.7162831616631" calcext:value-type="float">
            <text:p><text:s text:c="3"/>34,7 </text:p>
          </table:table-cell>
          <table:table-cell table:style-name="ce19" office:value-type="float" office:value="15.6021330570621" calcext:value-type="float">
            <text:p><text:s text:c="3"/>15,6 </text:p>
          </table:table-cell>
          <table:table-cell table:style-name="ce19" office:value-type="float" office:value="52.2529479011801" calcext:value-type="float">
            <text:p><text:s text:c="3"/>52,3 </text:p>
          </table:table-cell>
          <table:table-cell table:style-name="ce19" office:value-type="float" office:value="14.5001341003393" calcext:value-type="float">
            <text:p><text:s text:c="3"/>14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almas</text:p>
          </table:table-cell>
          <table:table-cell table:style-name="ce19" office:value-type="float" office:value="32.0336974518384" calcext:value-type="float">
            <text:p><text:s text:c="3"/>32,0 </text:p>
          </table:table-cell>
          <table:table-cell table:style-name="ce19" office:value-type="float" office:value="20.0549296246163" calcext:value-type="float">
            <text:p><text:s text:c="3"/>20,1 </text:p>
          </table:table-cell>
          <table:table-cell table:style-name="ce19" office:value-type="float" office:value="32.061026140959" calcext:value-type="float">
            <text:p><text:s text:c="3"/>32,1 </text:p>
          </table:table-cell>
          <table:table-cell table:style-name="ce19" office:value-type="float" office:value="19.8077120932294" calcext:value-type="float">
            <text:p><text:s text:c="3"/>19,8 </text:p>
          </table:table-cell>
          <table:table-cell table:style-name="ce19" office:value-type="float" office:value="32.010679526029" calcext:value-type="float">
            <text:p><text:s text:c="3"/>32,0 </text:p>
          </table:table-cell>
          <table:table-cell table:style-name="ce19" office:value-type="float" office:value="20.2675454980923" calcext:value-type="float">
            <text:p><text:s text:c="3"/>20,3 </text:p>
          </table:table-cell>
          <table:table-cell table:style-name="ce19" office:value-type="float" office:value="31.4410118809253" calcext:value-type="float">
            <text:p><text:s text:c="3"/>31,4 </text:p>
          </table:table-cell>
          <table:table-cell table:style-name="ce19" office:value-type="float" office:value="20.906660595145" calcext:value-type="float">
            <text:p><text:s text:c="3"/>20,9 </text:p>
          </table:table-cell>
          <table:table-cell table:style-name="ce19" office:value-type="float" office:value="36.0097622101918" calcext:value-type="float">
            <text:p><text:s text:c="3"/>36,0 </text:p>
          </table:table-cell>
          <table:table-cell table:style-name="ce19" office:value-type="float" office:value="16.4413961376427" calcext:value-type="float">
            <text:p><text:s text:c="3"/>16,4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ão Luís</text:p>
          </table:table-cell>
          <table:table-cell table:style-name="ce19" office:value-type="float" office:value="25.0128614974695" calcext:value-type="float">
            <text:p><text:s text:c="3"/>25,0 </text:p>
          </table:table-cell>
          <table:table-cell table:style-name="ce19" office:value-type="float" office:value="14.5411243808696" calcext:value-type="float">
            <text:p><text:s text:c="3"/>14,5 </text:p>
          </table:table-cell>
          <table:table-cell table:style-name="ce19" office:value-type="float" office:value="24.6472487687196" calcext:value-type="float">
            <text:p><text:s text:c="3"/>24,6 </text:p>
          </table:table-cell>
          <table:table-cell table:style-name="ce19" office:value-type="float" office:value="14.0018070030889" calcext:value-type="float">
            <text:p><text:s text:c="3"/>14,0 </text:p>
          </table:table-cell>
          <table:table-cell table:style-name="ce19" office:value-type="float" office:value="25.3109525550014" calcext:value-type="float">
            <text:p><text:s text:c="3"/>25,3 </text:p>
          </table:table-cell>
          <table:table-cell table:style-name="ce19" office:value-type="float" office:value="15.0906322017073" calcext:value-type="float">
            <text:p><text:s text:c="3"/>15,1 </text:p>
          </table:table-cell>
          <table:table-cell table:style-name="ce19" office:value-type="float" office:value="21.7261003001846" calcext:value-type="float">
            <text:p><text:s text:c="3"/>21,7 </text:p>
          </table:table-cell>
          <table:table-cell table:style-name="ce19" office:value-type="float" office:value="15.3849348149212" calcext:value-type="float">
            <text:p><text:s text:c="3"/>15,4 </text:p>
          </table:table-cell>
          <table:table-cell table:style-name="ce19" office:value-type="float" office:value="36.3026811859459" calcext:value-type="float">
            <text:p><text:s text:c="3"/>36,3 </text:p>
          </table:table-cell>
          <table:table-cell table:style-name="ce19" office:value-type="float" office:value="12.4675042918726" calcext:value-type="float">
            <text:p><text:s text:c="3"/>12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Teresina</text:p>
          </table:table-cell>
          <table:table-cell table:style-name="ce19" office:value-type="float" office:value="26.7331039199095" calcext:value-type="float">
            <text:p><text:s text:c="3"/>26,7 </text:p>
          </table:table-cell>
          <table:table-cell table:style-name="ce19" office:value-type="float" office:value="12.1778497613595" calcext:value-type="float">
            <text:p><text:s text:c="3"/>12,2 </text:p>
          </table:table-cell>
          <table:table-cell table:style-name="ce19" office:value-type="float" office:value="26.7877693389" calcext:value-type="float">
            <text:p><text:s text:c="3"/>26,8 </text:p>
          </table:table-cell>
          <table:table-cell table:style-name="ce19" office:value-type="float" office:value="13.5502130458196" calcext:value-type="float">
            <text:p><text:s text:c="3"/>13,6 </text:p>
          </table:table-cell>
          <table:table-cell table:style-name="ce19" office:value-type="float" office:value="26.6846326319573" calcext:value-type="float">
            <text:p><text:s text:c="3"/>26,7 </text:p>
          </table:table-cell>
          <table:table-cell table:style-name="ce19" office:value-type="float" office:value="10.7086464622079" calcext:value-type="float">
            <text:p><text:s text:c="3"/>10,7 </text:p>
          </table:table-cell>
          <table:table-cell table:style-name="ce19" office:value-type="float" office:value="23.0747443786866" calcext:value-type="float">
            <text:p><text:s text:c="3"/>23,1 </text:p>
          </table:table-cell>
          <table:table-cell table:style-name="ce19" office:value-type="float" office:value="11.7279489961182" calcext:value-type="float">
            <text:p><text:s text:c="3"/>11,7 </text:p>
          </table:table-cell>
          <table:table-cell table:style-name="ce19" office:value-type="float" office:value="33.9841950343501" calcext:value-type="float">
            <text:p><text:s text:c="3"/>34,0 </text:p>
          </table:table-cell>
          <table:table-cell table:style-name="ce19" office:value-type="float" office:value="12.9831075512912" calcext:value-type="float">
            <text:p><text:s text:c="3"/>13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ortaleza</text:p>
          </table:table-cell>
          <table:table-cell table:style-name="ce19" office:value-type="float" office:value="31.6125631667797" calcext:value-type="float">
            <text:p><text:s text:c="3"/>31,6 </text:p>
          </table:table-cell>
          <table:table-cell table:style-name="ce19" office:value-type="float" office:value="20.0538865811066" calcext:value-type="float">
            <text:p><text:s text:c="3"/>20,1 </text:p>
          </table:table-cell>
          <table:table-cell table:style-name="ce19" office:value-type="float" office:value="28.7939193251676" calcext:value-type="float">
            <text:p><text:s text:c="3"/>28,8 </text:p>
          </table:table-cell>
          <table:table-cell table:style-name="ce19" office:value-type="float" office:value="16.8782752696771" calcext:value-type="float">
            <text:p><text:s text:c="3"/>16,9 </text:p>
          </table:table-cell>
          <table:table-cell table:style-name="ce19" office:value-type="float" office:value="34.0612365473436" calcext:value-type="float">
            <text:p><text:s text:c="3"/>34,1 </text:p>
          </table:table-cell>
          <table:table-cell table:style-name="ce19" office:value-type="float" office:value="23.23731500015" calcext:value-type="float">
            <text:p><text:s text:c="3"/>23,2 </text:p>
          </table:table-cell>
          <table:table-cell table:style-name="ce19" office:value-type="float" office:value="29.6570690661172" calcext:value-type="float">
            <text:p><text:s text:c="3"/>29,7 </text:p>
          </table:table-cell>
          <table:table-cell table:style-name="ce19" office:value-type="float" office:value="20.8429814432983" calcext:value-type="float">
            <text:p><text:s text:c="3"/>20,8 </text:p>
          </table:table-cell>
          <table:table-cell table:style-name="ce19" office:value-type="float" office:value="36.2567468066802" calcext:value-type="float">
            <text:p><text:s text:c="3"/>36,3 </text:p>
          </table:table-cell>
          <table:table-cell table:style-name="ce19" office:value-type="float" office:value="18.6121287424689" calcext:value-type="float">
            <text:p><text:s text:c="3"/>18,6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Natal</text:p>
          </table:table-cell>
          <table:table-cell table:style-name="ce19" office:value-type="float" office:value="25.2830382559226" calcext:value-type="float">
            <text:p><text:s text:c="3"/>25,3 </text:p>
          </table:table-cell>
          <table:table-cell table:style-name="ce19" office:value-type="float" office:value="12.6204250750863" calcext:value-type="float">
            <text:p><text:s text:c="3"/>12,6 </text:p>
          </table:table-cell>
          <table:table-cell table:style-name="ce19" office:value-type="float" office:value="25.6546654048792" calcext:value-type="float">
            <text:p><text:s text:c="3"/>25,7 </text:p>
          </table:table-cell>
          <table:table-cell table:style-name="ce19" office:value-type="float" office:value="11.8763921898304" calcext:value-type="float">
            <text:p><text:s text:c="3"/>11,9 </text:p>
          </table:table-cell>
          <table:table-cell table:style-name="ce19" office:value-type="float" office:value="24.9664364867551" calcext:value-type="float">
            <text:p><text:s text:c="3"/>25,0 </text:p>
          </table:table-cell>
          <table:table-cell table:style-name="ce19" office:value-type="float" office:value="13.4384263080062" calcext:value-type="float">
            <text:p><text:s text:c="3"/>13,4 </text:p>
          </table:table-cell>
          <table:table-cell table:style-name="ce19" office:value-type="float" office:value="24.5910462256892" calcext:value-type="float">
            <text:p><text:s text:c="3"/>24,6 </text:p>
          </table:table-cell>
          <table:table-cell table:style-name="ce19" office:value-type="float" office:value="14.2626353327579" calcext:value-type="float">
            <text:p><text:s text:c="3"/>14,3 </text:p>
          </table:table-cell>
          <table:table-cell table:style-name="ce19" office:value-type="float" office:value="26.4206655975293" calcext:value-type="float">
            <text:p><text:s text:c="3"/>26,4 </text:p>
          </table:table-cell>
          <table:table-cell table:style-name="ce19" office:value-type="float" office:value="10.0165269256035" calcext:value-type="float">
            <text:p><text:s text:c="3"/>10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João Pessoa</text:p>
          </table:table-cell>
          <table:table-cell table:style-name="ce19" office:value-type="float" office:value="28.1594194644937" calcext:value-type="float">
            <text:p><text:s text:c="3"/>28,2 </text:p>
          </table:table-cell>
          <table:table-cell table:style-name="ce19" office:value-type="float" office:value="12.7720732522962" calcext:value-type="float">
            <text:p><text:s text:c="3"/>12,8 </text:p>
          </table:table-cell>
          <table:table-cell table:style-name="ce19" office:value-type="float" office:value="28.8130468690706" calcext:value-type="float">
            <text:p><text:s text:c="3"/>28,8 </text:p>
          </table:table-cell>
          <table:table-cell table:style-name="ce19" office:value-type="float" office:value="11.949895504584" calcext:value-type="float">
            <text:p><text:s text:c="3"/>11,9 </text:p>
          </table:table-cell>
          <table:table-cell table:style-name="ce19" office:value-type="float" office:value="27.6006538636086" calcext:value-type="float">
            <text:p><text:s text:c="3"/>27,6 </text:p>
          </table:table-cell>
          <table:table-cell table:style-name="ce19" office:value-type="float" office:value="13.6304069493513" calcext:value-type="float">
            <text:p><text:s text:c="3"/>13,6 </text:p>
          </table:table-cell>
          <table:table-cell table:style-name="ce19" office:value-type="float" office:value="26.6435225083049" calcext:value-type="float">
            <text:p><text:s text:c="3"/>26,6 </text:p>
          </table:table-cell>
          <table:table-cell table:style-name="ce19" office:value-type="float" office:value="12.359186305026" calcext:value-type="float">
            <text:p><text:s text:c="3"/>12,4 </text:p>
          </table:table-cell>
          <table:table-cell table:style-name="ce19" office:value-type="float" office:value="34.5136060893298" calcext:value-type="float">
            <text:p><text:s text:c="3"/>34,5 </text:p>
          </table:table-cell>
          <table:table-cell table:style-name="ce19" office:value-type="float" office:value="13.4189203402697" calcext:value-type="float">
            <text:p><text:s text:c="3"/>13,4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ecife</text:p>
          </table:table-cell>
          <table:table-cell table:style-name="ce19" office:value-type="float" office:value="39.2657773951312" calcext:value-type="float">
            <text:p><text:s text:c="3"/>39,3 </text:p>
          </table:table-cell>
          <table:table-cell table:style-name="ce19" office:value-type="float" office:value="23.5547088613518" calcext:value-type="float">
            <text:p><text:s text:c="3"/>23,6 </text:p>
          </table:table-cell>
          <table:table-cell table:style-name="ce19" office:value-type="float" office:value="38.8012201220016" calcext:value-type="float">
            <text:p><text:s text:c="3"/>38,8 </text:p>
          </table:table-cell>
          <table:table-cell table:style-name="ce19" office:value-type="float" office:value="24.1223817867446" calcext:value-type="float">
            <text:p><text:s text:c="3"/>24,1 </text:p>
          </table:table-cell>
          <table:table-cell table:style-name="ce19" office:value-type="float" office:value="39.6617189411791" calcext:value-type="float">
            <text:p><text:s text:c="3"/>39,7 </text:p>
          </table:table-cell>
          <table:table-cell table:style-name="ce19" office:value-type="float" office:value="22.9804463603764" calcext:value-type="float">
            <text:p><text:s text:c="3"/>23,0 </text:p>
          </table:table-cell>
          <table:table-cell table:style-name="ce19" office:value-type="float" office:value="39.2452582405098" calcext:value-type="float">
            <text:p><text:s text:c="3"/>39,2 </text:p>
          </table:table-cell>
          <table:table-cell table:style-name="ce19" office:value-type="float" office:value="26.4601407263139" calcext:value-type="float">
            <text:p><text:s text:c="3"/>26,5 </text:p>
          </table:table-cell>
          <table:table-cell table:style-name="ce19" office:value-type="float" office:value="39.3210306806871" calcext:value-type="float">
            <text:p><text:s text:c="3"/>39,3 </text:p>
          </table:table-cell>
          <table:table-cell table:style-name="ce19" office:value-type="float" office:value="17.4543609363798" calcext:value-type="float">
            <text:p><text:s text:c="3"/>17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ceió</text:p>
          </table:table-cell>
          <table:table-cell table:style-name="ce19" office:value-type="float" office:value="31.4601823567339" calcext:value-type="float">
            <text:p><text:s text:c="3"/>31,5 </text:p>
          </table:table-cell>
          <table:table-cell table:style-name="ce19" office:value-type="float" office:value="18.5834916722248" calcext:value-type="float">
            <text:p><text:s text:c="3"/>18,6 </text:p>
          </table:table-cell>
          <table:table-cell table:style-name="ce19" office:value-type="float" office:value="30.3476715434174" calcext:value-type="float">
            <text:p><text:s text:c="3"/>30,3 </text:p>
          </table:table-cell>
          <table:table-cell table:style-name="ce19" office:value-type="float" office:value="13.5393786690876" calcext:value-type="float">
            <text:p><text:s text:c="3"/>13,5 </text:p>
          </table:table-cell>
          <table:table-cell table:style-name="ce19" office:value-type="float" office:value="32.2861593377479" calcext:value-type="float">
            <text:p><text:s text:c="3"/>32,3 </text:p>
          </table:table-cell>
          <table:table-cell table:style-name="ce19" office:value-type="float" office:value="23.3663219118648" calcext:value-type="float">
            <text:p><text:s text:c="3"/>23,4 </text:p>
          </table:table-cell>
          <table:table-cell table:style-name="ce19" office:value-type="float" office:value="27.2520537881209" calcext:value-type="float">
            <text:p><text:s text:c="3"/>27,3 </text:p>
          </table:table-cell>
          <table:table-cell table:style-name="ce19" office:value-type="float" office:value="16.4071386766565" calcext:value-type="float">
            <text:p><text:s text:c="3"/>16,4 </text:p>
          </table:table-cell>
          <table:table-cell table:style-name="ce19" office:value-type="float" office:value="42.4593014501206" calcext:value-type="float">
            <text:p><text:s text:c="3"/>42,5 </text:p>
          </table:table-cell>
          <table:table-cell table:style-name="ce19" office:value-type="float" office:value="21.8961584390085" calcext:value-type="float">
            <text:p><text:s text:c="3"/>21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racaju</text:p>
          </table:table-cell>
          <table:table-cell table:style-name="ce19" office:value-type="float" office:value="34.0391655913476" calcext:value-type="float">
            <text:p><text:s text:c="3"/>34,0 </text:p>
          </table:table-cell>
          <table:table-cell table:style-name="ce19" office:value-type="float" office:value="13.0809746537314" calcext:value-type="float">
            <text:p><text:s text:c="3"/>13,1 </text:p>
          </table:table-cell>
          <table:table-cell table:style-name="ce19" office:value-type="float" office:value="34.2593266765391" calcext:value-type="float">
            <text:p><text:s text:c="3"/>34,3 </text:p>
          </table:table-cell>
          <table:table-cell table:style-name="ce19" office:value-type="float" office:value="10.2835065255859" calcext:value-type="float">
            <text:p><text:s text:c="3"/>10,3 </text:p>
          </table:table-cell>
          <table:table-cell table:style-name="ce19" office:value-type="float" office:value="33.8737393306021" calcext:value-type="float">
            <text:p><text:s text:c="3"/>33,9 </text:p>
          </table:table-cell>
          <table:table-cell table:style-name="ce19" office:value-type="float" office:value="15.9400210007346" calcext:value-type="float">
            <text:p><text:s text:c="3"/>15,9 </text:p>
          </table:table-cell>
          <table:table-cell table:style-name="ce19" office:value-type="float" office:value="30.7075577879061" calcext:value-type="float">
            <text:p><text:s text:c="3"/>30,7 </text:p>
          </table:table-cell>
          <table:table-cell table:style-name="ce19" office:value-type="float" office:value="15.792840441409" calcext:value-type="float">
            <text:p><text:s text:c="3"/>15,8 </text:p>
          </table:table-cell>
          <table:table-cell table:style-name="ce19" office:value-type="float" office:value="40.5552924645776" calcext:value-type="float">
            <text:p><text:s text:c="3"/>40,6 </text:p>
          </table:table-cell>
          <table:table-cell table:style-name="ce19" office:value-type="float" office:value="10.2454919439408" calcext:value-type="float">
            <text:p><text:s text:c="3"/>10,2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alvador</text:p>
          </table:table-cell>
          <table:table-cell table:style-name="ce19" office:value-type="float" office:value="31.8359707179176" calcext:value-type="float">
            <text:p><text:s text:c="3"/>31,8 </text:p>
          </table:table-cell>
          <table:table-cell table:style-name="ce19" office:value-type="float" office:value="13.0658954621173" calcext:value-type="float">
            <text:p><text:s text:c="3"/>13,1 </text:p>
          </table:table-cell>
          <table:table-cell table:style-name="ce19" office:value-type="float" office:value="30.0733590914859" calcext:value-type="float">
            <text:p><text:s text:c="3"/>30,1 </text:p>
          </table:table-cell>
          <table:table-cell table:style-name="ce19" office:value-type="float" office:value="15.9350518216249" calcext:value-type="float">
            <text:p><text:s text:c="3"/>15,9 </text:p>
          </table:table-cell>
          <table:table-cell table:style-name="ce19" office:value-type="float" office:value="33.1525850135916" calcext:value-type="float">
            <text:p><text:s text:c="3"/>33,2 </text:p>
          </table:table-cell>
          <table:table-cell table:style-name="ce19" office:value-type="float" office:value="10.131883078891" calcext:value-type="float">
            <text:p><text:s text:c="3"/>10,1 </text:p>
          </table:table-cell>
          <table:table-cell table:style-name="ce19" office:value-type="float" office:value="31.3947211687995" calcext:value-type="float">
            <text:p><text:s text:c="3"/>31,4 </text:p>
          </table:table-cell>
          <table:table-cell table:style-name="ce19" office:value-type="float" office:value="14.4245768809303" calcext:value-type="float">
            <text:p><text:s text:c="3"/>14,4 </text:p>
          </table:table-cell>
          <table:table-cell table:style-name="ce19" office:value-type="float" office:value="34.4295016803614" calcext:value-type="float">
            <text:p><text:s text:c="3"/>34,4 </text:p>
          </table:table-cell>
          <table:table-cell table:style-name="ce19" office:value-type="float" office:value="9.90075013665694" calcext:value-type="float">
            <text:p><text:s text:c="3"/>9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elo Horizonte</text:p>
          </table:table-cell>
          <table:table-cell table:style-name="ce19" office:value-type="float" office:value="36.974685410189" calcext:value-type="float">
            <text:p><text:s text:c="3"/>37,0 </text:p>
          </table:table-cell>
          <table:table-cell table:style-name="ce19" office:value-type="float" office:value="18.6159634892487" calcext:value-type="float">
            <text:p><text:s text:c="3"/>18,6 </text:p>
          </table:table-cell>
          <table:table-cell table:style-name="ce19" office:value-type="float" office:value="39.2909772082459" calcext:value-type="float">
            <text:p><text:s text:c="3"/>39,3 </text:p>
          </table:table-cell>
          <table:table-cell table:style-name="ce19" office:value-type="float" office:value="19.7122368441523" calcext:value-type="float">
            <text:p><text:s text:c="3"/>19,7 </text:p>
          </table:table-cell>
          <table:table-cell table:style-name="ce19" office:value-type="float" office:value="34.863868749252" calcext:value-type="float">
            <text:p><text:s text:c="3"/>34,9 </text:p>
          </table:table-cell>
          <table:table-cell table:style-name="ce19" office:value-type="float" office:value="17.6215776802171" calcext:value-type="float">
            <text:p><text:s text:c="3"/>17,6 </text:p>
          </table:table-cell>
          <table:table-cell table:style-name="ce19" office:value-type="float" office:value="36.484122544607" calcext:value-type="float">
            <text:p><text:s text:c="3"/>36,5 </text:p>
          </table:table-cell>
          <table:table-cell table:style-name="ce19" office:value-type="float" office:value="20.2520507060943" calcext:value-type="float">
            <text:p><text:s text:c="3"/>20,3 </text:p>
          </table:table-cell>
          <table:table-cell table:style-name="ce19" office:value-type="float" office:value="39.1071704688279" calcext:value-type="float">
            <text:p><text:s text:c="3"/>39,1 </text:p>
          </table:table-cell>
          <table:table-cell table:style-name="ce19" office:value-type="float" office:value="14.2817666020271" calcext:value-type="float">
            <text:p><text:s text:c="3"/>14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Vitória</text:p>
          </table:table-cell>
          <table:table-cell table:style-name="ce19" office:value-type="float" office:value="36.1854824169049" calcext:value-type="float">
            <text:p><text:s text:c="3"/>36,2 </text:p>
          </table:table-cell>
          <table:table-cell table:style-name="ce19" office:value-type="float" office:value="14.5215636841703" calcext:value-type="float">
            <text:p><text:s text:c="3"/>14,5 </text:p>
          </table:table-cell>
          <table:table-cell table:style-name="ce19" office:value-type="float" office:value="38.3000888523026" calcext:value-type="float">
            <text:p><text:s text:c="3"/>38,3 </text:p>
          </table:table-cell>
          <table:table-cell table:style-name="ce19" office:value-type="float" office:value="15.279746302311" calcext:value-type="float">
            <text:p><text:s text:c="3"/>15,3 </text:p>
          </table:table-cell>
          <table:table-cell table:style-name="ce19" office:value-type="float" office:value="34.181464164648" calcext:value-type="float">
            <text:p><text:s text:c="3"/>34,2 </text:p>
          </table:table-cell>
          <table:table-cell table:style-name="ce19" office:value-type="float" office:value="13.7132246301981" calcext:value-type="float">
            <text:p><text:s text:c="3"/>13,7 </text:p>
          </table:table-cell>
          <table:table-cell table:style-name="ce19" office:value-type="float" office:value="38.9165877415806" calcext:value-type="float">
            <text:p><text:s text:c="3"/>38,9 </text:p>
          </table:table-cell>
          <table:table-cell table:style-name="ce19" office:value-type="float" office:value="15.3827085468531" calcext:value-type="float">
            <text:p><text:s text:c="3"/>15,4 </text:p>
          </table:table-cell>
          <table:table-cell table:style-name="ce19" office:value-type="float" office:value="31.745359360425" calcext:value-type="float">
            <text:p><text:s text:c="3"/>31,7 </text:p>
          </table:table-cell>
          <table:table-cell table:style-name="ce19" office:value-type="float" office:value="12.9216211456663" calcext:value-type="float">
            <text:p><text:s text:c="3"/>12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io de Janeiro</text:p>
          </table:table-cell>
          <table:table-cell table:style-name="ce19" office:value-type="float" office:value="42.5501831585333" calcext:value-type="float">
            <text:p><text:s text:c="3"/>42,6 </text:p>
          </table:table-cell>
          <table:table-cell table:style-name="ce19" office:value-type="float" office:value="20.4093227297813" calcext:value-type="float">
            <text:p><text:s text:c="3"/>20,4 </text:p>
          </table:table-cell>
          <table:table-cell table:style-name="ce19" office:value-type="float" office:value="43.3071908116463" calcext:value-type="float">
            <text:p><text:s text:c="3"/>43,3 </text:p>
          </table:table-cell>
          <table:table-cell table:style-name="ce19" office:value-type="float" office:value="21.1965139870973" calcext:value-type="float">
            <text:p><text:s text:c="3"/>21,2 </text:p>
          </table:table-cell>
          <table:table-cell table:style-name="ce19" office:value-type="float" office:value="41.8909671551572" calcext:value-type="float">
            <text:p><text:s text:c="3"/>41,9 </text:p>
          </table:table-cell>
          <table:table-cell table:style-name="ce19" office:value-type="float" office:value="19.4379421633632" calcext:value-type="float">
            <text:p><text:s text:c="3"/>19,4 </text:p>
          </table:table-cell>
          <table:table-cell table:style-name="ce19" office:value-type="float" office:value="43.5179845950702" calcext:value-type="float">
            <text:p><text:s text:c="3"/>43,5 </text:p>
          </table:table-cell>
          <table:table-cell table:style-name="ce19" office:value-type="float" office:value="21.6019036017067" calcext:value-type="float">
            <text:p><text:s text:c="3"/>21,6 </text:p>
          </table:table-cell>
          <table:table-cell table:style-name="ce19" office:value-type="float" office:value="39.3882973970102" calcext:value-type="float">
            <text:p><text:s text:c="3"/>39,4 </text:p>
          </table:table-cell>
          <table:table-cell table:style-name="ce19" office:value-type="float" office:value="18.5153632161937" calcext:value-type="float">
            <text:p><text:s text:c="3"/>18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ão Paulo</text:p>
          </table:table-cell>
          <table:table-cell table:style-name="ce19" office:value-type="float" office:value="39.467772534624" calcext:value-type="float">
            <text:p><text:s text:c="3"/>39,5 </text:p>
          </table:table-cell>
          <table:table-cell table:style-name="ce19" office:value-type="float" office:value="20.765235672307" calcext:value-type="float">
            <text:p><text:s text:c="3"/>20,8 </text:p>
          </table:table-cell>
          <table:table-cell table:style-name="ce19" office:value-type="float" office:value="40.7574912464368" calcext:value-type="float">
            <text:p><text:s text:c="3"/>40,8 </text:p>
          </table:table-cell>
          <table:table-cell table:style-name="ce19" office:value-type="float" office:value="20.1997911415174" calcext:value-type="float">
            <text:p><text:s text:c="3"/>20,2 </text:p>
          </table:table-cell>
          <table:table-cell table:style-name="ce19" office:value-type="float" office:value="38.1719426921946" calcext:value-type="float">
            <text:p><text:s text:c="3"/>38,2 </text:p>
          </table:table-cell>
          <table:table-cell table:style-name="ce19" office:value-type="float" office:value="21.2152981433711" calcext:value-type="float">
            <text:p><text:s text:c="3"/>21,2 </text:p>
          </table:table-cell>
          <table:table-cell table:style-name="ce19" office:value-type="float" office:value="39.3697948178275" calcext:value-type="float">
            <text:p><text:s text:c="3"/>39,4 </text:p>
          </table:table-cell>
          <table:table-cell table:style-name="ce19" office:value-type="float" office:value="21.4123650392364" calcext:value-type="float">
            <text:p><text:s text:c="3"/>21,4 </text:p>
          </table:table-cell>
          <table:table-cell table:style-name="ce19" office:value-type="float" office:value="39.9665996533171" calcext:value-type="float">
            <text:p><text:s text:c="3"/>40,0 </text:p>
          </table:table-cell>
          <table:table-cell table:style-name="ce19" office:value-type="float" office:value="18.797608667767" calcext:value-type="float">
            <text:p><text:s text:c="3"/>18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uritiba</text:p>
          </table:table-cell>
          <table:table-cell table:style-name="ce19" office:value-type="float" office:value="36.2627638873031" calcext:value-type="float">
            <text:p><text:s text:c="3"/>36,3 </text:p>
          </table:table-cell>
          <table:table-cell table:style-name="ce19" office:value-type="float" office:value="17.3242717538775" calcext:value-type="float">
            <text:p><text:s text:c="3"/>17,3 </text:p>
          </table:table-cell>
          <table:table-cell table:style-name="ce19" office:value-type="float" office:value="36.3995739177127" calcext:value-type="float">
            <text:p><text:s text:c="3"/>36,4 </text:p>
          </table:table-cell>
          <table:table-cell table:style-name="ce19" office:value-type="float" office:value="22.1710028727205" calcext:value-type="float">
            <text:p><text:s text:c="3"/>22,2 </text:p>
          </table:table-cell>
          <table:table-cell table:style-name="ce19" office:value-type="float" office:value="36.1372793353378" calcext:value-type="float">
            <text:p><text:s text:c="3"/>36,1 </text:p>
          </table:table-cell>
          <table:table-cell table:style-name="ce19" office:value-type="float" office:value="12.4193163850624" calcext:value-type="float">
            <text:p><text:s text:c="3"/>12,4 </text:p>
          </table:table-cell>
          <table:table-cell table:style-name="ce19" office:value-type="float" office:value="36.025938591475" calcext:value-type="float">
            <text:p><text:s text:c="3"/>36,0 </text:p>
          </table:table-cell>
          <table:table-cell table:style-name="ce19" office:value-type="float" office:value="17.6047244492403" calcext:value-type="float">
            <text:p><text:s text:c="3"/>17,6 </text:p>
          </table:table-cell>
          <table:table-cell table:style-name="ce19" office:value-type="float" office:value="37.4206836092838" calcext:value-type="float">
            <text:p><text:s text:c="3"/>37,4 </text:p>
          </table:table-cell>
          <table:table-cell table:style-name="ce19" office:value-type="float" office:value="16.5372839352771" calcext:value-type="float">
            <text:p><text:s text:c="3"/>16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lorianópolis</text:p>
          </table:table-cell>
          <table:table-cell table:style-name="ce19" office:value-type="float" office:value="33.6137773933963" calcext:value-type="float">
            <text:p><text:s text:c="3"/>33,6 </text:p>
          </table:table-cell>
          <table:table-cell table:style-name="ce19" office:value-type="float" office:value="15.4011014385322" calcext:value-type="float">
            <text:p><text:s text:c="3"/>15,4 </text:p>
          </table:table-cell>
          <table:table-cell table:style-name="ce19" office:value-type="float" office:value="35.4424408480591" calcext:value-type="float">
            <text:p><text:s text:c="3"/>35,4 </text:p>
          </table:table-cell>
          <table:table-cell table:style-name="ce19" office:value-type="float" office:value="12.3472211931042" calcext:value-type="float">
            <text:p><text:s text:c="3"/>12,3 </text:p>
          </table:table-cell>
          <table:table-cell table:style-name="ce19" office:value-type="float" office:value="31.8614545479499" calcext:value-type="float">
            <text:p><text:s text:c="3"/>31,9 </text:p>
          </table:table-cell>
          <table:table-cell table:style-name="ce19" office:value-type="float" office:value="18.1287324369568" calcext:value-type="float">
            <text:p><text:s text:c="3"/>18,1 </text:p>
          </table:table-cell>
          <table:table-cell table:style-name="ce19" office:value-type="float" office:value="33.7881893481098" calcext:value-type="float">
            <text:p><text:s text:c="3"/>33,8 </text:p>
          </table:table-cell>
          <table:table-cell table:style-name="ce19" office:value-type="float" office:value="18.4962018367028" calcext:value-type="float">
            <text:p><text:s text:c="3"/>18,5 </text:p>
          </table:table-cell>
          <table:table-cell table:style-name="ce19" office:value-type="float" office:value="33.0436706255042" calcext:value-type="float">
            <text:p><text:s text:c="3"/>33,0 </text:p>
          </table:table-cell>
          <table:table-cell table:style-name="ce19" office:value-type="float" office:value="8.76350207328716" calcext:value-type="float">
            <text:p><text:s text:c="3"/>8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orto Alegre</text:p>
          </table:table-cell>
          <table:table-cell table:style-name="ce19" office:value-type="float" office:value="40.7911193933232" calcext:value-type="float">
            <text:p><text:s text:c="3"/>40,8 </text:p>
          </table:table-cell>
          <table:table-cell table:style-name="ce19" office:value-type="float" office:value="22.8199720310619" calcext:value-type="float">
            <text:p><text:s text:c="3"/>22,8 </text:p>
          </table:table-cell>
          <table:table-cell table:style-name="ce19" office:value-type="float" office:value="44.6963224521231" calcext:value-type="float">
            <text:p><text:s text:c="3"/>44,7 </text:p>
          </table:table-cell>
          <table:table-cell table:style-name="ce19" office:value-type="float" office:value="25.0850954288538" calcext:value-type="float">
            <text:p><text:s text:c="3"/>25,1 </text:p>
          </table:table-cell>
          <table:table-cell table:style-name="ce19" office:value-type="float" office:value="37.1172049512825" calcext:value-type="float">
            <text:p><text:s text:c="3"/>37,1 </text:p>
          </table:table-cell>
          <table:table-cell table:style-name="ce19" office:value-type="float" office:value="20.910275711751" calcext:value-type="float">
            <text:p><text:s text:c="3"/>20,9 </text:p>
          </table:table-cell>
          <table:table-cell table:style-name="ce19" office:value-type="float" office:value="39.9956512656389" calcext:value-type="float">
            <text:p><text:s text:c="3"/>40,0 </text:p>
          </table:table-cell>
          <table:table-cell table:style-name="ce19" office:value-type="float" office:value="22.6222245205776" calcext:value-type="float">
            <text:p><text:s text:c="3"/>22,6 </text:p>
          </table:table-cell>
          <table:table-cell table:style-name="ce19" office:value-type="float" office:value="42.9321122907492" calcext:value-type="float">
            <text:p><text:s text:c="3"/>42,9 </text:p>
          </table:table-cell>
          <table:table-cell table:style-name="ce19" office:value-type="float" office:value="23.2724216154088" calcext:value-type="float">
            <text:p><text:s text:c="3"/>23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ampo Grande</text:p>
          </table:table-cell>
          <table:table-cell table:style-name="ce19" office:value-type="float" office:value="35.9860551940275" calcext:value-type="float">
            <text:p><text:s text:c="3"/>36,0 </text:p>
          </table:table-cell>
          <table:table-cell table:style-name="ce19" office:value-type="float" office:value="25.3032169248689" calcext:value-type="float">
            <text:p><text:s text:c="3"/>25,3 </text:p>
          </table:table-cell>
          <table:table-cell table:style-name="ce19" office:value-type="float" office:value="34.8108227381719" calcext:value-type="float">
            <text:p><text:s text:c="3"/>34,8 </text:p>
          </table:table-cell>
          <table:table-cell table:style-name="ce19" office:value-type="float" office:value="24.1897831478154" calcext:value-type="float">
            <text:p><text:s text:c="3"/>24,2 </text:p>
          </table:table-cell>
          <table:table-cell table:style-name="ce19" office:value-type="float" office:value="37.0532446053634" calcext:value-type="float">
            <text:p><text:s text:c="3"/>37,1 </text:p>
          </table:table-cell>
          <table:table-cell table:style-name="ce19" office:value-type="float" office:value="26.2193277445227" calcext:value-type="float">
            <text:p><text:s text:c="3"/>26,2 </text:p>
          </table:table-cell>
          <table:table-cell table:style-name="ce19" office:value-type="float" office:value="35.3926310038065" calcext:value-type="float">
            <text:p><text:s text:c="3"/>35,4 </text:p>
          </table:table-cell>
          <table:table-cell table:style-name="ce19" office:value-type="float" office:value="26.8871371974718" calcext:value-type="float">
            <text:p><text:s text:c="3"/>26,9 </text:p>
          </table:table-cell>
          <table:table-cell table:style-name="ce19" office:value-type="float" office:value="39.2439061309252" calcext:value-type="float">
            <text:p><text:s text:c="3"/>39,2 </text:p>
          </table:table-cell>
          <table:table-cell table:style-name="ce19" office:value-type="float" office:value="17.7438027060775" calcext:value-type="float">
            <text:p><text:s text:c="3"/>17,7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uiabá</text:p>
          </table:table-cell>
          <table:table-cell table:style-name="ce19" office:value-type="float" office:value="46.1743285632521" calcext:value-type="float">
            <text:p><text:s text:c="3"/>46,2 </text:p>
          </table:table-cell>
          <table:table-cell table:style-name="ce19" office:value-type="float" office:value="22.3571171006843" calcext:value-type="float">
            <text:p><text:s text:c="3"/>22,4 </text:p>
          </table:table-cell>
          <table:table-cell table:style-name="ce19" office:value-type="float" office:value="47.2629987968878" calcext:value-type="float">
            <text:p><text:s text:c="3"/>47,3 </text:p>
          </table:table-cell>
          <table:table-cell table:style-name="ce19" office:value-type="float" office:value="24.174911643112" calcext:value-type="float">
            <text:p><text:s text:c="3"/>24,2 </text:p>
          </table:table-cell>
          <table:table-cell table:style-name="ce19" office:value-type="float" office:value="45.2175806473423" calcext:value-type="float">
            <text:p><text:s text:c="3"/>45,2 </text:p>
          </table:table-cell>
          <table:table-cell table:style-name="ce19" office:value-type="float" office:value="20.5886170686723" calcext:value-type="float">
            <text:p><text:s text:c="3"/>20,6 </text:p>
          </table:table-cell>
          <table:table-cell table:style-name="ce19" office:value-type="float" office:value="46.3598262076301" calcext:value-type="float">
            <text:p><text:s text:c="3"/>46,4 </text:p>
          </table:table-cell>
          <table:table-cell table:style-name="ce19" office:value-type="float" office:value="23.4611063697924" calcext:value-type="float">
            <text:p><text:s text:c="3"/>23,5 </text:p>
          </table:table-cell>
          <table:table-cell table:style-name="ce19" office:value-type="float" office:value="45.2072200845811" calcext:value-type="float">
            <text:p><text:s text:c="3"/>45,2 </text:p>
          </table:table-cell>
          <table:table-cell table:style-name="ce19" office:value-type="float" office:value="19.3072136452718" calcext:value-type="float">
            <text:p><text:s text:c="3"/>19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Goiânia</text:p>
          </table:table-cell>
          <table:table-cell table:style-name="ce19" office:value-type="float" office:value="38.0997671510367" calcext:value-type="float">
            <text:p><text:s text:c="3"/>38,1 </text:p>
          </table:table-cell>
          <table:table-cell table:style-name="ce19" office:value-type="float" office:value="25.9166775340013" calcext:value-type="float">
            <text:p><text:s text:c="3"/>25,9 </text:p>
          </table:table-cell>
          <table:table-cell table:style-name="ce19" office:value-type="float" office:value="37.8096598333864" calcext:value-type="float">
            <text:p><text:s text:c="3"/>37,8 </text:p>
          </table:table-cell>
          <table:table-cell table:style-name="ce19" office:value-type="float" office:value="27.8688836347168" calcext:value-type="float">
            <text:p><text:s text:c="3"/>27,9 </text:p>
          </table:table-cell>
          <table:table-cell table:style-name="ce19" office:value-type="float" office:value="38.3780099469028" calcext:value-type="float">
            <text:p><text:s text:c="3"/>38,4 </text:p>
          </table:table-cell>
          <table:table-cell table:style-name="ce19" office:value-type="float" office:value="23.8550714087836" calcext:value-type="float">
            <text:p><text:s text:c="3"/>23,9 </text:p>
          </table:table-cell>
          <table:table-cell table:style-name="ce19" office:value-type="float" office:value="36.1115448617884" calcext:value-type="float">
            <text:p><text:s text:c="3"/>36,1 </text:p>
          </table:table-cell>
          <table:table-cell table:style-name="ce19" office:value-type="float" office:value="25.1888781940692" calcext:value-type="float">
            <text:p><text:s text:c="3"/>25,2 </text:p>
          </table:table-cell>
          <table:table-cell table:style-name="ce19" office:value-type="float" office:value="42.7587033968669" calcext:value-type="float">
            <text:p><text:s text:c="3"/>42,8 </text:p>
          </table:table-cell>
          <table:table-cell table:style-name="ce19" office:value-type="float" office:value="27.1487139561331" calcext:value-type="float">
            <text:p><text:s text:c="3"/>27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rasília</text:p>
          </table:table-cell>
          <table:table-cell table:style-name="ce19" office:value-type="float" office:value="31.3851358185003" calcext:value-type="float">
            <text:p><text:s text:c="3"/>31,4 </text:p>
          </table:table-cell>
          <table:table-cell table:style-name="ce19" office:value-type="float" office:value="18.835700723621" calcext:value-type="float">
            <text:p><text:s text:c="3"/>18,8 </text:p>
          </table:table-cell>
          <table:table-cell table:style-name="ce19" office:value-type="float" office:value="33.9141349174341" calcext:value-type="float">
            <text:p><text:s text:c="3"/>33,9 </text:p>
          </table:table-cell>
          <table:table-cell table:style-name="ce19" office:value-type="float" office:value="21.2492797742589" calcext:value-type="float">
            <text:p><text:s text:c="3"/>21,2 </text:p>
          </table:table-cell>
          <table:table-cell table:style-name="ce19" office:value-type="float" office:value="29.3078848755778" calcext:value-type="float">
            <text:p><text:s text:c="3"/>29,3 </text:p>
          </table:table-cell>
          <table:table-cell table:style-name="ce19" office:value-type="float" office:value="16.4411319852413" calcext:value-type="float">
            <text:p><text:s text:c="3"/>16,4 </text:p>
          </table:table-cell>
          <table:table-cell table:style-name="ce19" office:value-type="float" office:value="30.0661641985403" calcext:value-type="float">
            <text:p><text:s text:c="3"/>30,1 </text:p>
          </table:table-cell>
          <table:table-cell table:style-name="ce19" office:value-type="float" office:value="20.1382181012347" calcext:value-type="float">
            <text:p><text:s text:c="3"/>20,1 </text:p>
          </table:table-cell>
          <table:table-cell table:style-name="ce19" office:value-type="float" office:value="35.6252039001909" calcext:value-type="float">
            <text:p><text:s text:c="3"/>35,6 </text:p>
          </table:table-cell>
          <table:table-cell table:style-name="ce19" office:value-type="float" office:value="14.865451928495" calcext:value-type="float">
            <text:p><text:s text:c="3"/>14,9 </text:p>
          </table:table-cell>
          <table:table-cell table:number-columns-repeated="963"/>
        </table:table-row>
        <table:table-row table:style-name="ro2">
          <table:table-cell table:number-columns-repeated="974"/>
        </table:table-row>
        <table:table-row table:style-name="ro2">
          <table:table-cell table:style-name="ce16" office:value-type="string" calcext:value-type="string">
            <text:p>Fonte: IBGE, Diretoria de Pesquisas, Coordenação de População e Indicadores Sociais, Pesquisa Nacional de Saúde do Escolar 2009 e 2019.</text:p>
          </table:table-cell>
          <table:table-cell table:style-name="ce16" table:number-columns-repeated="10"/>
          <table:table-cell table:number-columns-repeated="963"/>
        </table:table-row>
        <table:table-row table:style-name="ro2" table:number-rows-repeated="1048536">
          <table:table-cell table:number-columns-repeated="974"/>
        </table:table-row>
        <table:table-row table:style-name="ro3" table:number-rows-repeated="6">
          <table:table-cell table:number-columns-repeated="974"/>
        </table:table-row>
        <table:table-row table:style-name="ro3"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8P1" style:volatile="true">
      <loext:text>-</loext:text>
      <loext:fill-character> </loext:fill-character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5.1" style:display-name="PageStyle_5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2" style:display-name="PageStyle_5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3" style:display-name="PageStyle_5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4" style:display-name="PageStyle_5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5" style:display-name="PageStyle_5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6" style:display-name="PageStyle_5.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7" style:display-name="PageStyle_5.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8" style:display-name="PageStyle_5.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9" style:display-name="PageStyle_5.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10" style:display-name="PageStyle_5.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11" style:display-name="PageStyle_5.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8T14:54:36.432357202</dc:date>
    <meta:generator>LibreOffice/6.4.7.2$Linux_X86_64 LibreOffice_project/40$Build-2</meta:generator>
    <meta:editing-duration>PT1M24S</meta:editing-duration>
    <meta:editing-cycles>1</meta:editing-cycles>
    <meta:document-statistic meta:table-count="2" meta:cell-count="408" meta:object-count="0"/>
  </office:meta>
</office:document-meta>
</file>